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Standard">
      <style:text-properties officeooo:paragraph-rsid="00126fff"/>
    </style:style>
    <style:style style:name="P5" style:family="paragraph" style:parent-style-name="Subtitle">
      <style:text-properties officeooo:paragraph-rsid="00126fff"/>
    </style:style>
    <style:style style:name="P6" style:family="paragraph" style:parent-style-name="Title">
      <style:text-properties officeooo:paragraph-rsid="00126fff"/>
    </style:style>
    <style:style style:name="P7" style:family="paragraph" style:parent-style-name="Standard">
      <style:text-properties officeooo:paragraph-rsid="0012d22a"/>
    </style:style>
    <style:style style:name="P8" style:family="paragraph" style:parent-style-name="Table_20_Contents">
      <style:text-properties officeooo:rsid="001496cd" officeooo:paragraph-rsid="00126fff"/>
    </style:style>
    <style:style style:name="P9" style:family="paragraph" style:parent-style-name="Heading_20_1">
      <style:paragraph-properties fo:break-before="page"/>
    </style:style>
    <style:style style:name="T1" style:family="text">
      <style:text-properties officeooo:rsid="00169559"/>
    </style:style>
    <style:style style:name="T2" style:family="text">
      <style:text-properties officeooo:rsid="001496cd"/>
    </style:style>
    <style:style style:name="T3" style:family="text">
      <style:text-properties officeooo:rsid="0015e60a"/>
    </style:style>
    <style:style style:name="T4" style:family="text">
      <style:text-properties officeooo:rsid="00126ff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Software Requirements Specification (SRS) <text:s/></text:p>
      <text:p text:style-name="P5">Networked Onboard Vehicle Analytics<text:line-break/><text:span text:style-name="T1">(NOVA)</text:span></text:p>
      <text:p text:style-name="P4"/>
      <text:p text:style-name="P4">Submitted to:</text:p>
      <text:p text:style-name="P4">National Telecommunication Institute (NTI) <text:s/></text:p>
      <text:p text:style-name="P4">Internship Program <text:s/></text:p>
      <text:p text:style-name="P4"/>
      <text:p text:style-name="P4">Submission Date: December 28, 2025 <text:s/></text:p>
      <text:p text:style-name="P4"/>
      <text:p text:style-name="P4">Proposed by: <text:s/></text:p>
      <text:p text:style-name="P4"/>
      <table:table table:name="Table1" table:style-name="Table1">
        <table:table-column table:style-name="Table1.A"/>
        <table:table-row>
          <table:table-cell table:style-name="Table1.A1" office:value-type="string">
            <text:p text:style-name="P4">Name<text:span text:style-name="T2">s:</text:span></text:p>
          </table:table-cell>
        </table:table-row>
        <table:table-row>
          <table:table-cell table:style-name="Table1.A2" office:value-type="string">
            <text:p text:style-name="P8">Anas Mohamed Gouda</text:p>
          </table:table-cell>
        </table:table-row>
        <table:table-row>
          <table:table-cell table:style-name="Table1.A2" office:value-type="string">
            <text:p text:style-name="P8">Abdelrahman Okasha</text:p>
          </table:table-cell>
        </table:table-row>
        <table:table-row>
          <table:table-cell table:style-name="Table1.A2" office:value-type="string">
            <text:p text:style-name="P8">Mohamed Esam</text:p>
          </table:table-cell>
        </table:table-row>
        <table:table-row>
          <table:table-cell table:style-name="Table1.A2" office:value-type="string">
            <text:p text:style-name="P8">Wael Kahlwi</text:p>
          </table:table-cell>
        </table:table-row>
        <table:table-row>
          <table:table-cell table:style-name="Table1.A2" office:value-type="string">
            <text:p text:style-name="P8">Aya Ramadan</text:p>
          </table:table-cell>
        </table:table-row>
        <table:table-row>
          <table:table-cell table:style-name="Table1.A2" office:value-type="string">
            <text:p text:style-name="P8">Asma <text:span text:style-name="T3">Maher</text:span></text:p>
          </table:table-cell>
        </table:table-row>
      </table:table>
      <text:p text:style-name="P4"/>
      <text:p text:style-name="P4">Mentor:</text:p>
      <text:p text:style-name="P4"><text:span text:style-name="T2">SEI TECH</text:span> – Industry Mentor <text:s/></text:p>
      <text:p text:style-name="P4"/>
      <text:p text:style-name="P4">Document Information</text:p>
      <text:p text:style-name="P4">Version: 1.0 <text:s/></text:p>
      <text:p text:style-name="P4">Date: December 28, 2025 <text:s/></text:p>
      <text:p text:style-name="P4">Status: Draft <text:s/></text:p>
      <text:p text:style-name="P4"/>
      <text:p text:style-name="P4"/>
      <text:p text:style-name="Standard"/>
      <text:h text:style-name="P9"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16_4050386058" text:style-name="Index_20_Link" text:visited-style-name="Index_20_Link">1. Introduction<text:tab/>3</text:a></text:p>
          <text:p text:style-name="P2"><text:a xlink:type="simple" xlink:href="#__RefHeading___Toc318_4050386058" text:style-name="Index_20_Link" text:visited-style-name="Index_20_Link">1.1 Purpose<text:tab/>3</text:a></text:p>
          <text:p text:style-name="P2"><text:a xlink:type="simple" xlink:href="#__RefHeading___Toc320_4050386058" text:style-name="Index_20_Link" text:visited-style-name="Index_20_Link">1.2 Scope<text:tab/>3</text:a></text:p>
          <text:p text:style-name="P2"><text:a xlink:type="simple" xlink:href="#__RefHeading___Toc322_4050386058" text:style-name="Index_20_Link" text:visited-style-name="Index_20_Link">1.3 References<text:tab/>3</text:a></text:p>
          <text:p text:style-name="P2"><text:a xlink:type="simple" xlink:href="#__RefHeading___Toc324_4050386058" text:style-name="Index_20_Link" text:visited-style-name="Index_20_Link">1.4 Overview<text:tab/>3</text:a></text:p>
          <text:p text:style-name="P1"><text:a xlink:type="simple" xlink:href="#__RefHeading___Toc326_4050386058" text:style-name="Index_20_Link" text:visited-style-name="Index_20_Link">2. Overall Description<text:tab/>3</text:a></text:p>
          <text:p text:style-name="P2"><text:a xlink:type="simple" xlink:href="#__RefHeading___Toc328_4050386058" text:style-name="Index_20_Link" text:visited-style-name="Index_20_Link">2.1 Product Perspective<text:tab/>3</text:a></text:p>
          <text:p text:style-name="P2"><text:a xlink:type="simple" xlink:href="#__RefHeading___Toc330_4050386058" text:style-name="Index_20_Link" text:visited-style-name="Index_20_Link">2.2 Product Functions<text:tab/>4</text:a></text:p>
          <text:p text:style-name="P2"><text:a xlink:type="simple" xlink:href="#__RefHeading___Toc332_4050386058" text:style-name="Index_20_Link" text:visited-style-name="Index_20_Link">2.3 User Classes and Characteristics<text:tab/>4</text:a></text:p>
          <text:p text:style-name="P2"><text:a xlink:type="simple" xlink:href="#__RefHeading___Toc334_4050386058" text:style-name="Index_20_Link" text:visited-style-name="Index_20_Link">2.4 Operating Environment<text:tab/>4</text:a></text:p>
          <text:p text:style-name="P2"><text:a xlink:type="simple" xlink:href="#__RefHeading___Toc336_4050386058" text:style-name="Index_20_Link" text:visited-style-name="Index_20_Link">2.5 Design and Implementation Constraints<text:tab/>4</text:a></text:p>
          <text:p text:style-name="P2"><text:a xlink:type="simple" xlink:href="#__RefHeading___Toc338_4050386058" text:style-name="Index_20_Link" text:visited-style-name="Index_20_Link">2.6 Assumptions and Dependencies<text:tab/>4</text:a></text:p>
          <text:p text:style-name="P2"><text:a xlink:type="simple" xlink:href="#__RefHeading___Toc340_4050386058" text:style-name="Index_20_Link" text:visited-style-name="Index_20_Link">2.7 System Architecture Diagram<text:tab/>4</text:a></text:p>
          <text:p text:style-name="P1"><text:a xlink:type="simple" xlink:href="#__RefHeading___Toc342_4050386058" text:style-name="Index_20_Link" text:visited-style-name="Index_20_Link">3. Specific Requirements<text:tab/>5</text:a></text:p>
          <text:p text:style-name="P2"><text:a xlink:type="simple" xlink:href="#__RefHeading___Toc344_4050386058" text:style-name="Index_20_Link" text:visited-style-name="Index_20_Link">3.1 External Interface Requirements<text:tab/>5</text:a></text:p>
          <text:p text:style-name="P3"><text:a xlink:type="simple" xlink:href="#__RefHeading___Toc346_4050386058" text:style-name="Index_20_Link" text:visited-style-name="Index_20_Link">3.1.1 Hardware Interfaces<text:tab/>5</text:a></text:p>
          <text:p text:style-name="P3"><text:a xlink:type="simple" xlink:href="#__RefHeading___Toc348_4050386058" text:style-name="Index_20_Link" text:visited-style-name="Index_20_Link">3.1.2 Communication Interfaces<text:tab/>5</text:a></text:p>
          <text:p text:style-name="P2"><text:a xlink:type="simple" xlink:href="#__RefHeading___Toc350_4050386058" text:style-name="Index_20_Link" text:visited-style-name="Index_20_Link">3.2 Functional Requirements<text:tab/>5</text:a></text:p>
          <text:p text:style-name="P3"><text:a xlink:type="simple" xlink:href="#__RefHeading___Toc352_4050386058" text:style-name="Index_20_Link" text:visited-style-name="Index_20_Link">3.2.1 Location Tracking<text:tab/>5</text:a></text:p>
          <text:p text:style-name="P3"><text:a xlink:type="simple" xlink:href="#__RefHeading___Toc354_4050386058" text:style-name="Index_20_Link" text:visited-style-name="Index_20_Link">3.2.2 Cabin Monitoring<text:tab/>6</text:a></text:p>
          <text:p text:style-name="P3"><text:a xlink:type="simple" xlink:href="#__RefHeading___Toc356_4050386058" text:style-name="Index_20_Link" text:visited-style-name="Index_20_Link">3.2.3 Engine Health Monitoring<text:tab/>6</text:a></text:p>
          <text:p text:style-name="P3"><text:a xlink:type="simple" xlink:href="#__RefHeading___Toc358_4050386058" text:style-name="Index_20_Link" text:visited-style-name="Index_20_Link">3.2.4 Critical Alerting<text:tab/>6</text:a></text:p>
          <text:p text:style-name="P3"><text:a xlink:type="simple" xlink:href="#__RefHeading___Toc360_4050386058" text:style-name="Index_20_Link" text:visited-style-name="Index_20_Link">3.2.5 Driver Door Proximity Detection<text:tab/>6</text:a></text:p>
          <text:p text:style-name="P3"><text:a xlink:type="simple" xlink:href="#__RefHeading___Toc362_4050386058" text:style-name="Index_20_Link" text:visited-style-name="Index_20_Link">3.2.6 Headlight Monitoring<text:tab/>6</text:a></text:p>
          <text:p text:style-name="P3"><text:a xlink:type="simple" xlink:href="#__RefHeading___Toc364_4050386058" text:style-name="Index_20_Link" text:visited-style-name="Index_20_Link">3.2.7 Driver Authentication<text:tab/>6</text:a></text:p>
          <text:p text:style-name="P3"><text:a xlink:type="simple" xlink:href="#__RefHeading___Toc366_4050386058" text:style-name="Index_20_Link" text:visited-style-name="Index_20_Link">3.2.8 Driver State Monitoring<text:tab/>6</text:a></text:p>
          <text:p text:style-name="P3"><text:a xlink:type="simple" xlink:href="#__RefHeading___Toc368_4050386058" text:style-name="Index_20_Link" text:visited-style-name="Index_20_Link">3.2.9 Data Telemetry<text:tab/>6</text:a></text:p>
          <text:p text:style-name="P3"><text:a xlink:type="simple" xlink:href="#__RefHeading___Toc370_4050386058" text:style-name="Index_20_Link" text:visited-style-name="Index_20_Link">3.2.10 Task Management<text:tab/>7</text:a></text:p>
          <text:p text:style-name="P2"><text:a xlink:type="simple" xlink:href="#__RefHeading___Toc372_4050386058" text:style-name="Index_20_Link" text:visited-style-name="Index_20_Link">3.3 Non-Functional Requirements<text:tab/>7</text:a></text:p>
          <text:p text:style-name="P3"><text:a xlink:type="simple" xlink:href="#__RefHeading___Toc374_4050386058" text:style-name="Index_20_Link" text:visited-style-name="Index_20_Link">3.3.1 Performance<text:tab/>7</text:a></text:p>
          <text:p text:style-name="P3"><text:a xlink:type="simple" xlink:href="#__RefHeading___Toc376_4050386058" text:style-name="Index_20_Link" text:visited-style-name="Index_20_Link">3.3.2 Reliability<text:tab/>7</text:a></text:p>
          <text:p text:style-name="P3"><text:a xlink:type="simple" xlink:href="#__RefHeading___Toc378_4050386058" text:style-name="Index_20_Link" text:visited-style-name="Index_20_Link">3.3.3 Security<text:tab/>7</text:a></text:p>
          <text:p text:style-name="P3"><text:a xlink:type="simple" xlink:href="#__RefHeading___Toc380_4050386058" text:style-name="Index_20_Link" text:visited-style-name="Index_20_Link">3.3.4 Maintainability<text:tab/>7</text:a></text:p>
        </text:index-body>
      </text:table-of-content>
      <text:p text:style-name="Standard"/>
      <text:p text:style-name="Standard"/>
      <text:h text:style-name="P9" text:outline-level="1"><text:bookmark-start text:name="__RefHeading___Toc316_4050386058"/>1. Introduction<text:bookmark-end text:name="__RefHeading___Toc316_4050386058"/></text:h>
      <text:p text:style-name="Standard"/>
      <text:h text:style-name="Heading_20_2" text:outline-level="2"><text:bookmark-start text:name="__RefHeading___Toc318_4050386058"/>1.1 Purpose<text:bookmark-end text:name="__RefHeading___Toc318_4050386058"/></text:h>
      <text:p text:style-name="Standard">This Software Requirements Specification (SRS) document describes the functional and non-functional requirements for the AIoT system running on an ESP32 microcontroller for a vehicle monitoring and safety system. The document is intended for submission with the final project as part of an internship provided by the National Telecommunication Institute (NTI). It is targeted at developers, testers, mentors, and stakeholders to understand the expected behavior and constraints of the software. The team will be responsible for training the machine learning models used in this project for engine health monitoring and driver state detection.</text:p>
      <text:p text:style-name="Standard"/>
      <text:h text:style-name="Heading_20_2" text:outline-level="2"><text:bookmark-start text:name="__RefHeading___Toc320_4050386058"/>1.2 Scope<text:bookmark-end text:name="__RefHeading___Toc320_4050386058"/></text:h>
      <text:p text:style-name="Standard">The software manages multiple sensors and actuators in a vehicle to monitor location, cabin conditions, engine health, driver presence and status, vehicle lighting, and driver authentication. It processes data using sensor fusion and machine learning inference on the edge, communicates alerts via SMS in critical situations, and publishes telemetry data to a remote MQTT broker. The system runs on FreeRTOS for task management and concurrency, integrating AI capabilities for intelligent decision-making in an IoT context.</text:p>
      <text:p text:style-name="Standard"/>
      <text:h text:style-name="Heading_20_2" text:outline-level="2"><text:bookmark-start text:name="__RefHeading___Toc322_4050386058"/>1.<text:span text:style-name="T4">3</text:span> References<text:bookmark-end text:name="__RefHeading___Toc322_4050386058"/></text:h>
      <text:p text:style-name="Standard">- ESP32 Technical Reference Manual <text:s/></text:p>
      <text:p text:style-name="Standard">- FreeRTOS API Reference <text:s/></text:p>
      <text:p text:style-name="Standard">- MQTT Protocol Specification (v3.1.1 or v5) <text:s/></text:p>
      <text:p text:style-name="Standard">- Relevant sensor datasheets (e.g., DHT22, MPU-6050 or similar IMU, etc.) <text:s/></text:p>
      <text:p text:style-name="Standard">- TinyML / Edge Impulse documentation for ML model deployment <text:s/></text:p>
      <text:p text:style-name="Standard">- NTI Internship Guidelines for Final Project Submission <text:s/></text:p>
      <text:p text:style-name="Standard"/>
      <text:h text:style-name="Heading_20_2" text:outline-level="2"><text:bookmark-start text:name="__RefHeading___Toc324_4050386058"/>1.<text:span text:style-name="T4">4</text:span> Overview<text:bookmark-end text:name="__RefHeading___Toc324_4050386058"/></text:h>
      <text:p text:style-name="Standard">The remainder of this document describes the product functions, constraints, interfaces, detailed requirements, and system architecture.</text:p>
      <text:p text:style-name="Standard"/>
      <text:h text:style-name="Heading_20_1" text:outline-level="1"><text:bookmark-start text:name="__RefHeading___Toc326_4050386058"/>2. Overall Description<text:bookmark-end text:name="__RefHeading___Toc326_4050386058"/></text:h>
      <text:p text:style-name="Standard"/>
      <text:h text:style-name="Heading_20_2" text:outline-level="2"><text:bookmark-start text:name="__RefHeading___Toc328_4050386058"/>2.1 Product Perspective<text:bookmark-end text:name="__RefHeading___Toc328_4050386058"/></text:h>
      <text:p text:style-name="Standard">The system is an AIoT-based vehicle monitoring solution aimed at enhancing vehicle safety, security, and predictive maintenance. It integrates multiple sensors with an ESP32 microcontroller as the central processing unit, leveraging AI for on-device inference and IoT for remote connectivity.</text:p>
      <text:p text:style-name="Standard"/>
      <text:h text:style-name="Heading_20_2" text:outline-level="2"><text:bookmark-start text:name="__RefHeading___Toc330_4050386058"/><text:soft-page-break/>2.2 Product Functions<text:bookmark-end text:name="__RefHeading___Toc330_4050386058"/></text:h>
      <text:p text:style-name="Standard">The main functions are:</text:p>
      <text:p text:style-name="Standard">- Real-time vehicle location tracking using GPS and IMU sensor fusion</text:p>
      <text:p text:style-name="Standard">- Cabin environment monitoring (temperature and humidity)</text:p>
      <text:p text:style-name="Standard">- Engine health monitoring using vibration and temperature data with on-device ML inference</text:p>
      <text:p text:style-name="Standard">- Critical event alerting via SMS</text:p>
      <text:p text:style-name="Standard">- Driver door proximity detection</text:p>
      <text:p text:style-name="Standard">- Front headlight status monitoring</text:p>
      <text:p text:style-name="Standard">- Driver authentication using RFID</text:p>
      <text:p text:style-name="Standard">- Driver state monitoring using camera and ML inference</text:p>
      <text:p text:style-name="Standard">- Telemetry publishing to a remote MQTT broker</text:p>
      <text:p text:style-name="Standard"/>
      <text:h text:style-name="Heading_20_2" text:outline-level="2"><text:bookmark-start text:name="__RefHeading___Toc332_4050386058"/>2.3 User Classes and Characteristics<text:bookmark-end text:name="__RefHeading___Toc332_4050386058"/></text:h>
      <text:p text:style-name="Standard">- Driver: Authenticated via RFID, monitored for state (drowsiness/fatigue)</text:p>
      <text:p text:style-name="Standard">- Fleet Manager / Remote Monitor: Receives telemetry and alerts via MQTT broker and SMS</text:p>
      <text:p text:style-name="Standard">- Maintenance Personnel: Uses engine health inference results</text:p>
      <text:p text:style-name="Standard">- NTI Internship Team: Develops, trains ML models, and submits the project</text:p>
      <text:p text:style-name="Standard"/>
      <text:h text:style-name="Heading_20_2" text:outline-level="2"><text:bookmark-start text:name="__RefHeading___Toc334_4050386058"/>2.4 Operating Environment<text:bookmark-end text:name="__RefHeading___Toc334_4050386058"/></text:h>
      <text:p text:style-name="Standard">- Microcontroller: ESP32 (dual-core, Wi-Fi capable)</text:p>
      <text:p text:style-name="Standard">- Operating System: FreeRTOS</text:p>
      <text:p text:style-name="Standard">- Power: Vehicle 12V supply with appropriate regulation</text:p>
      <text:p text:style-name="Standard">- Temperature: Automotive grade (-40°C to +85°C)</text:p>
      <text:p text:style-name="Standard"/>
      <text:h text:style-name="Heading_20_2" text:outline-level="2"><text:bookmark-start text:name="__RefHeading___Toc336_4050386058"/>2.5 Design and Implementation Constraints<text:bookmark-end text:name="__RefHeading___Toc336_4050386058"/></text:h>
      <text:p text:style-name="Standard">- Programming language: C/C++ (ESP-IDF framework)</text:p>
      <text:p text:style-name="Standard">- Real-time operating system: FreeRTOS for task scheduling and synchronization</text:p>
      <text:p text:style-name="Standard">- Communication protocols: MQTT over Wi-Fi, I2C, UART</text:p>
      <text:p text:style-name="Standard">- Machine learning: Lightweight models suitable for edge inference TensorFlow Lite Micro trained by the team</text:p>
      <text:p text:style-name="Standard">- Limited RAM and flash memory on ESP32</text:p>
      <text:p text:style-name="Standard"/>
      <text:h text:style-name="Heading_20_2" text:outline-level="2"><text:bookmark-start text:name="__RefHeading___Toc338_4050386058"/>2.6 Assumptions and Dependencies<text:bookmark-end text:name="__RefHeading___Toc338_4050386058"/></text:h>
      <text:p text:style-name="Standard">- Stable Wi-Fi connectivity for MQTT communication</text:p>
      <text:p text:style-name="Standard">- Cellular network coverage for SMS alerts</text:p>
      <text:p text:style-name="Standard">- ML models for engine fault detection and driver state monitoring will be trained by the team and deployed on the device</text:p>
      <text:p text:style-name="Standard">- Hardware connections as specified are reliable</text:p>
      <text:p text:style-name="Standard">- Compliance with NTI internship requirements for project documentation and submission</text:p>
      <text:p text:style-name="Standard"/>
      <text:h text:style-name="Heading_20_2" text:outline-level="2"><text:bookmark-start text:name="__RefHeading___Toc340_4050386058"/>2.7 System Architecture Diagram<text:bookmark-end text:name="__RefHeading___Toc340_4050386058"/></text:h>
      <text:p text:style-name="Standard">The system architecture is depicted below in a high-level block diagram. It illustrates the key components, including sensors, the ESP32 microcontroller, communication interfaces, ML inference modules, and external systems.</text:p>
      <text:p text:style-name="Standard"><text:soft-page-break/></text:p>
      <text:p text:style-name="Standard">Diagram Description: </text:p>
      <text:p text:style-name="Standard">- Top Layer (External Systems): Represents remote connectivity via MQTT for telemetry and UART for SMS alerts. <text:s/></text:p>
      <text:p text:style-name="Standard">- Middle Layer (ESP32 with FreeRTOS): Core processing unit handling ML inference (trained by the team), task scheduling, sensor fusion, and actuator control. <text:s/></text:p>
      <text:p text:style-name="Standard">- Bottom Layer (Hardware Interfaces): Sensors and modules connected via protocols like UART, I2C, ADC, and GPIO. <text:s/></text:p>
      <text:p text:style-name="Standard">This diagram can be refined using tools like Draw.io or Visio for the final submission to NTI.</text:p>
      <text:p text:style-name="Standard"/>
      <text:h text:style-name="Heading_20_1" text:outline-level="1"><text:bookmark-start text:name="__RefHeading___Toc342_4050386058"/>3. Specific Requirements<text:bookmark-end text:name="__RefHeading___Toc342_4050386058"/></text:h>
      <text:p text:style-name="Standard"/>
      <text:h text:style-name="Heading_20_2" text:outline-level="2"><text:bookmark-start text:name="__RefHeading___Toc344_4050386058"/>3.1 External Interface Requirements<text:bookmark-end text:name="__RefHeading___Toc344_4050386058"/></text:h>
      <text:p text:style-name="Standard"/>
      <text:h text:style-name="Heading_20_3" text:outline-level="3"><text:bookmark-start text:name="__RefHeading___Toc346_4050386058"/>3.1.1 Hardware Interfaces<text:bookmark-end text:name="__RefHeading___Toc346_4050386058"/></text:h>
      <table:table table:name="Table2" table:style-name="Table2">
        <table:table-column table:style-name="Table2.A" table:number-columns-repeated="3"/>
        <table:table-row>
          <table:table-cell table:style-name="Table2.A1" office:value-type="string">
            <text:p text:style-name="P7">Interface</text:p>
          </table:table-cell>
          <table:table-cell table:style-name="Table2.A1" office:value-type="string">
            <text:p text:style-name="P7">Protocol</text:p>
          </table:table-cell>
          <table:table-cell table:style-name="Table2.C1" office:value-type="string">
            <text:p text:style-name="P7">Description</text:p>
          </table:table-cell>
        </table:table-row>
        <table:table-row>
          <table:table-cell table:style-name="Table2.A2" office:value-type="string">
            <text:p text:style-name="P7">GPS module </text:p>
          </table:table-cell>
          <table:table-cell table:style-name="Table2.A2" office:value-type="string">
            <text:p text:style-name="P7">UART </text:p>
          </table:table-cell>
          <table:table-cell table:style-name="Table2.C2" office:value-type="string">
            <text:p text:style-name="P7">Receive NMEA sentences for positioning</text:p>
          </table:table-cell>
        </table:table-row>
        <table:table-row>
          <table:table-cell table:style-name="Table2.A2" office:value-type="string">
            <text:p text:style-name="P7">IMU</text:p>
          </table:table-cell>
          <table:table-cell table:style-name="Table2.A2" office:value-type="string">
            <text:p text:style-name="P7"><text:s/>I2C </text:p>
          </table:table-cell>
          <table:table-cell table:style-name="Table2.C2" office:value-type="string">
            <text:p text:style-name="P7">Read accelerometer and gyroscope data</text:p>
          </table:table-cell>
        </table:table-row>
        <table:table-row>
          <table:table-cell table:style-name="Table2.A2" office:value-type="string">
            <text:p text:style-name="P7">DHT22</text:p>
          </table:table-cell>
          <table:table-cell table:style-name="Table2.A2" office:value-type="string">
            <text:p text:style-name="P7">One-wire (digital pin) </text:p>
          </table:table-cell>
          <table:table-cell table:style-name="Table2.C2" office:value-type="string">
            <text:p text:style-name="P7">Read temperature and humidity</text:p>
          </table:table-cell>
        </table:table-row>
        <table:table-row>
          <table:table-cell table:style-name="Table2.A2" office:value-type="string">
            <text:p text:style-name="P7">Engine vibration sensor + temperature </text:p>
          </table:table-cell>
          <table:table-cell table:style-name="Table2.A2" office:value-type="string">
            <text:p text:style-name="P7">ADC (analog)</text:p>
          </table:table-cell>
          <table:table-cell table:style-name="Table2.C2" office:value-type="string">
            <text:p text:style-name="P7">Read raw vibration and temperature values</text:p>
          </table:table-cell>
        </table:table-row>
        <table:table-row>
          <table:table-cell table:style-name="Table2.A2" office:value-type="string">
            <text:p text:style-name="P7">SIM module (e.g., SIM800L)</text:p>
          </table:table-cell>
          <table:table-cell table:style-name="Table2.A2" office:value-type="string">
            <text:p text:style-name="P7">UART</text:p>
          </table:table-cell>
          <table:table-cell table:style-name="Table2.C2" office:value-type="string">
            <text:p text:style-name="P7">Send AT commands for SMS</text:p>
          </table:table-cell>
        </table:table-row>
        <table:table-row>
          <table:table-cell table:style-name="Table2.A2" office:value-type="string">
            <text:p text:style-name="P7">Ultrasonic sensor (driver door)</text:p>
          </table:table-cell>
          <table:table-cell table:style-name="Table2.A2" office:value-type="string">
            <text:p text:style-name="P7">Digital GPIO</text:p>
          </table:table-cell>
          <table:table-cell table:style-name="Table2.C2" office:value-type="string">
            <text:p text:style-name="P7">Trigger and echo pins</text:p>
          </table:table-cell>
        </table:table-row>
        <table:table-row>
          <table:table-cell table:style-name="Table2.A2" office:value-type="string">
            <text:p text:style-name="P7">Light sensor (headlights)</text:p>
          </table:table-cell>
          <table:table-cell table:style-name="Table2.A2" office:value-type="string">
            <text:p text:style-name="P7"><text:s/>ADC or digital</text:p>
          </table:table-cell>
          <table:table-cell table:style-name="Table2.C2" office:value-type="string">
            <text:p text:style-name="P7">Detect light intensity or current draw</text:p>
          </table:table-cell>
        </table:table-row>
        <table:table-row>
          <table:table-cell table:style-name="Table2.A2" office:value-type="string">
            <text:p text:style-name="P7">Camera module </text:p>
          </table:table-cell>
          <table:table-cell table:style-name="Table2.A2" office:value-type="string">
            <text:p text:style-name="P7">Parallel or SPI</text:p>
          </table:table-cell>
          <table:table-cell table:style-name="Table2.C2" office:value-type="string">
            <text:p text:style-name="P7">Capture images for driver monitoring</text:p>
          </table:table-cell>
        </table:table-row>
      </table:table>
      <text:p text:style-name="Text_20_body"/>
      <text:h text:style-name="Heading_20_3" text:outline-level="3"><text:bookmark-start text:name="__RefHeading___Toc348_4050386058"/>3.1.2 Communication Interfaces<text:bookmark-end text:name="__RefHeading___Toc348_4050386058"/></text:h>
      <text:p text:style-name="Standard">- MQTT over TCP/IP (Wi-Fi) to publish sensor data and status to a broker</text:p>
      <text:p text:style-name="Standard">- Topics to be defined (e.g., `/vehicle/&lt;id&gt;/location`, `/vehicle/&lt;id&gt;/engine`, etc.)</text:p>
      <text:p text:style-name="Standard"/>
      <text:h text:style-name="Heading_20_2" text:outline-level="2"><text:bookmark-start text:name="__RefHeading___Toc350_4050386058"/>3.2 Functional Requirements<text:bookmark-end text:name="__RefHeading___Toc350_4050386058"/></text:h>
      <text:p text:style-name="Standard"/>
      <text:h text:style-name="Heading_20_3" text:outline-level="3"><text:bookmark-start text:name="__RefHeading___Toc352_4050386058"/>3.2.1 Location Tracking<text:bookmark-end text:name="__RefHeading___Toc352_4050386058"/></text:h>
      <text:p text:style-name="Standard">- The system shall fuse GPS and IMU data to provide continuous and accurate vehicle position even during temporary GPS loss.</text:p>
      <text:p text:style-name="Standard">- Position data shall be published periodically to the MQTT broker.</text:p>
      <text:h text:style-name="Heading_20_3" text:outline-level="3"><text:bookmark-start text:name="__RefHeading___Toc354_4050386058"/><text:soft-page-break/>3.2.2 Cabin Monitoring<text:bookmark-end text:name="__RefHeading___Toc354_4050386058"/></text:h>
      <text:p text:style-name="Standard">- The system shall read temperature and humidity from the DHT22 sensor at configurable intervals.</text:p>
      <text:p text:style-name="Standard">- Data shall be published to the MQTT broker.</text:p>
      <text:p text:style-name="Standard"/>
      <text:h text:style-name="Heading_20_3" text:outline-level="3"><text:bookmark-start text:name="__RefHeading___Toc356_4050386058"/>3.2.3 Engine Health Monitoring<text:bookmark-end text:name="__RefHeading___Toc356_4050386058"/></text:h>
      <text:p text:style-name="Standard">- The system shall acquire vibration and engine temperature data via ADC.</text:p>
      <text:p text:style-name="Standard">- Data shall be fed to a team-trained ML model for binary classification (faulty / not faulty).</text:p>
      <text:p text:style-name="Standard">- Inference result and confidence shall be published to MQTT.</text:p>
      <text:p text:style-name="Standard">- In case of detected fault, an SMS alert shall be sent.</text:p>
      <text:p text:style-name="Standard"/>
      <text:h text:style-name="Heading_20_3" text:outline-level="3"><text:bookmark-start text:name="__RefHeading___Toc358_4050386058"/>3.2.4 Critical Alerting<text:bookmark-end text:name="__RefHeading___Toc358_4050386058"/></text:h>
      <text:p text:style-name="Standard">- The system shall send SMS alerts for:</text:p>
      <text:p text:style-name="Standard"><text:s text:c="2"/>- Engine fault detection</text:p>
      <text:p text:style-name="Standard"><text:s text:c="2"/>- Driver drowsiness/fatigue detection</text:p>
      <text:p text:style-name="Standard"><text:s text:c="2"/>- Prolonged presence near driver door (potential theft attempt)</text:p>
      <text:p text:style-name="Standard"><text:s text:c="2"/>- Headlight failure</text:p>
      <text:p text:style-name="Standard"><text:s text:c="2"/>- Other configurable critical conditions</text:p>
      <text:p text:style-name="Standard"/>
      <text:h text:style-name="Heading_20_3" text:outline-level="3"><text:bookmark-start text:name="__RefHeading___Toc360_4050386058"/>3.2.5 Driver Door Proximity Detection<text:bookmark-end text:name="__RefHeading___Toc360_4050386058"/></text:h>
      <text:p text:style-name="Standard">- The system shall measure distance using the ultrasonic sensor.</text:p>
      <text:p text:style-name="Standard">- If an object is detected within a threshold distance for longer than a configurable time (e.g., 30 seconds), trigger an alert (SMS and MQTT).</text:p>
      <text:p text:style-name="Standard"/>
      <text:h text:style-name="Heading_20_3" text:outline-level="3"><text:bookmark-start text:name="__RefHeading___Toc362_4050386058"/>3.2.6 Headlight Monitoring<text:bookmark-end text:name="__RefHeading___Toc362_4050386058"/></text:h>
      <text:p text:style-name="Standard">- The system shall monitor light intensity or electrical parameters to detect headlight failure.</text:p>
      <text:p text:style-name="Standard">- On detection of damage/failure, publish status and send SMS alert.</text:p>
      <text:p text:style-name="Standard"/>
      <text:h text:style-name="Heading_20_3" text:outline-level="3"><text:bookmark-start text:name="__RefHeading___Toc364_4050386058"/>3.2.7 Driver Authentication<text:bookmark-end text:name="__RefHeading___Toc364_4050386058"/></text:h>
      <text:p text:style-name="Standard">- On RFID tag detection, the system shall read driver data and validate against stored whitelist.</text:p>
      <text:p text:style-name="Standard">- Authentication status shall be logged and published via MQTT.</text:p>
      <text:p text:style-name="Standard"/>
      <text:h text:style-name="Heading_20_3" text:outline-level="3"><text:bookmark-start text:name="__RefHeading___Toc366_4050386058"/>3.2.8 Driver State Monitoring<text:bookmark-end text:name="__RefHeading___Toc366_4050386058"/></text:h>
      <text:p text:style-name="Standard">- The system shall periodically capture images from the camera.</text:p>
      <text:p text:style-name="Standard">- Images shall be processed by a team-trained on-device ML model to detect drowsiness or distraction.</text:p>
      <text:p text:style-name="Standard">- Detection result shall trigger SMS alert and MQTT publication.</text:p>
      <text:p text:style-name="Standard"/>
      <text:h text:style-name="Heading_20_3" text:outline-level="3"><text:bookmark-start text:name="__RefHeading___Toc368_4050386058"/>3.2.9 Data Telemetry<text:bookmark-end text:name="__RefHeading___Toc368_4050386058"/></text:h>
      <text:p text:style-name="Standard">- All sensor readings, inference results, and events shall be published to appropriate MQTT topics with JSON payload.</text:p>
      <text:p text:style-name="Standard"/>
      <text:p text:style-name="Standard"/>
      <text:h text:style-name="Heading_20_3" text:outline-level="3"><text:bookmark-start text:name="__RefHeading___Toc370_4050386058"/><text:soft-page-break/>3.2.10 Task Management<text:bookmark-end text:name="__RefHeading___Toc370_4050386058"/></text:h>
      <text:p text:style-name="Standard">- The system shall use FreeRTOS tasks for:</text:p>
      <text:p text:style-name="Standard"><text:s text:c="2"/>- Sensor reading and processing</text:p>
      <text:p text:style-name="Standard"><text:s text:c="2"/>- ML inference</text:p>
      <text:p text:style-name="Standard"><text:s text:c="2"/>- MQTT communication</text:p>
      <text:p text:style-name="Standard"><text:s text:c="2"/>- Alert handling</text:p>
      <text:p text:style-name="Standard"><text:s text:c="2"/>- Synchronization using queues, semaphores, and mutexes</text:p>
      <text:p text:style-name="Standard"/>
      <text:h text:style-name="Heading_20_2" text:outline-level="2"><text:bookmark-start text:name="__RefHeading___Toc372_4050386058"/>3.3 Non-Functional Requirements<text:bookmark-end text:name="__RefHeading___Toc372_4050386058"/></text:h>
      <text:p text:style-name="Standard"/>
      <text:h text:style-name="Heading_20_3" text:outline-level="3"><text:bookmark-start text:name="__RefHeading___Toc374_4050386058"/>3.3.1 Performance<text:bookmark-end text:name="__RefHeading___Toc374_4050386058"/></text:h>
      <text:p text:style-name="Standard">- Sensor sampling rates shall meet hardware specifications (e.g., GPS 1 Hz, IMU 100 Hz if needed).</text:p>
      <text:p text:style-name="Standard">- MQTT publish interval configurable (default 10–30 seconds).</text:p>
      <text:p text:style-name="Standard"/>
      <text:h text:style-name="Heading_20_3" text:outline-level="3"><text:bookmark-start text:name="__RefHeading___Toc376_4050386058"/>3.3.2 Reliability<text:bookmark-end text:name="__RefHeading___Toc376_4050386058"/></text:h>
      <text:p text:style-name="Standard">- System shall handle sensor failures gracefully (timeout and retry).</text:p>
      <text:p text:style-name="Standard">- Critical alerts shall have higher priority in task scheduling.</text:p>
      <text:p text:style-name="Standard"/>
      <text:h text:style-name="Heading_20_3" text:outline-level="3"><text:bookmark-start text:name="__RefHeading___Toc378_4050386058"/>3.3.3 Security<text:bookmark-end text:name="__RefHeading___Toc378_4050386058"/></text:h>
      <text:p text:style-name="Standard">- MQTT connection shall use TLS if configured.</text:p>
      <text:p text:style-name="Standard"/>
      <text:h text:style-name="Heading_20_3" text:outline-level="3"><text:bookmark-start text:name="__RefHeading___Toc380_4050386058"/>3.3.4 Maintainability<text:bookmark-end text:name="__RefHeading___Toc380_4050386058"/></text:h>
      <text:p text:style-name="Standard">- Code shall be modular with clear task separation.</text:p>
      <text:p text:style-name="Standard">- Configuration parameters (thresholds, intervals) shall be adjustable via compiled constants.</text:p>
      <text:p text:style-name="Standard"/>
      <text:h text:style-name="Heading_20_3" text:outline-level="3" text:is-list-header="tru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8T14:17:43.832938691</meta:creation-date>
    <dc:date>2025-12-29T00:33:45.012724253</dc:date>
    <meta:editing-duration>PT8M13S</meta:editing-duration>
    <meta:editing-cycles>3</meta:editing-cycles>
    <meta:generator>LibreOffice/7.3.7.2$Linux_X86_64 LibreOffice_project/30$Build-2</meta:generator>
    <meta:document-statistic meta:table-count="2" meta:image-count="0" meta:object-count="0" meta:page-count="7" meta:paragraph-count="197" meta:word-count="1395" meta:character-count="9413" meta:non-whitespace-character-count="8149"/>
  </office:meta>
</office:document-meta>
</file>